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2931in" fo:margin-left="0.0035in" fo:margin-top="0in" fo:margin-bottom="0in" table:align="left" style:writing-mode="lr-tb"/>
    </style:style>
    <style:style style:name="Table1.A" style:family="table-column">
      <style:table-column-properties style:column-width="2.1875in"/>
    </style:style>
    <style:style style:name="Table1.B" style:family="table-column">
      <style:table-column-properties style:column-width="1.0604in"/>
    </style:style>
    <style:style style:name="Table1.C" style:family="table-column">
      <style:table-column-properties style:column-width="1.6347in"/>
    </style:style>
    <style:style style:name="Table1.D" style:family="table-column">
      <style:table-column-properties style:column-width="1.410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0.5pt solid #999999" fo:border-right="0.5pt solid #999999" fo:border-top="0.5pt solid #999999" fo:border-bottom="1.5pt solid #666666" style:writing-mode="lr-tb"/>
    </style:style>
    <style:style style:name="Table1.A2" style:family="table-cell">
      <style:table-cell-properties fo:padding-left="0.075in" fo:padding-right="0.075in" fo:padding-top="0in" fo:padding-bottom="0in" fo:border="0.5pt solid #999999" style:writing-mode="lr-tb"/>
    </style:style>
    <style:style style:name="Table1.A7" style:family="table-cell">
      <style:table-cell-properties fo:padding-left="0.075in" fo:padding-right="0.075in" fo:padding-top="0in" fo:padding-bottom="0in" fo:border-left="0.5pt solid #999999" fo:border-right="0.5pt solid #999999" fo:border-top="none" fo:border-bottom="0.5pt solid #999999" style:writing-mode="lr-tb"/>
    </style:style>
    <style:style style:name="P1" style:family="paragraph" style:parent-style-name="Standard">
      <style:text-properties style:font-name="Courier New" fo:font-size="10pt" style:font-size-asian="10pt" style:font-name-complex="Courier New1" style:font-size-complex="10pt"/>
    </style:style>
    <style:style style:name="P2" style:family="paragraph" style:parent-style-name="Standard">
      <style:text-properties style:font-name="Courier New" fo:font-size="9pt" style:font-size-asian="9pt" style:font-name-complex="Courier New1" style:font-size-complex="9pt"/>
    </style:style>
    <style:style style:name="P3" style:family="paragraph" style:parent-style-name="Standard">
      <style:text-properties style:font-name="Courier New" fo:font-size="9pt" officeooo:rsid="00146f50" officeooo:paragraph-rsid="00146f50" style:font-size-asian="9pt" style:font-name-complex="Courier New1" style:font-size-complex="9pt"/>
    </style:style>
    <style:style style:name="P4" style:family="paragraph" style:parent-style-name="Standard">
      <style:text-properties style:font-name="Courier New" fo:font-size="9pt" officeooo:rsid="0016e85e" officeooo:paragraph-rsid="0016e85e" style:font-size-asian="9pt" style:font-name-complex="Courier New1" style:font-size-complex="9pt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de" fo:country="AT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de" fo:country="AT" fo:font-weight="bold" style:letter-kerning="false" style:font-name-asian="Calibri2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de" fo:country="AT" fo:font-weight="normal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bold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de" fo:country="AT" fo:font-weight="normal" officeooo:rsid="00146f50" officeooo:paragraph-rsid="00146f50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bold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GB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0" style:family="paragraph" style:parent-style-name="Standard">
      <style:text-properties style:font-name="Calibri1" fo:font-size="11pt" officeooo:rsid="00146f50" officeooo:paragraph-rsid="00146f50" style:font-size-asian="11pt" style:font-name-complex="Courier New1" style:font-size-complex="11pt"/>
    </style:style>
    <style:style style:name="P11" style:family="paragraph" style:parent-style-name="Standard">
      <style:text-properties style:font-name="Courier New" fo:font-size="9pt" style:font-size-asian="9pt" style:font-name-complex="Courier New1" style:font-size-complex="9pt"/>
    </style:style>
    <style:style style:name="P12" style:family="paragraph" style:parent-style-name="Standard">
      <style:paragraph-properties fo:margin-left="0.4898in" fo:margin-right="0in" fo:text-indent="0in" style:auto-text-indent="false"/>
      <style:text-properties style:font-name="Courier New" fo:font-size="9pt" style:font-size-asian="9pt" style:font-name-complex="Courier New1" style:font-size-complex="9pt"/>
    </style:style>
    <style:style style:name="P13" style:family="paragraph" style:parent-style-name="Standard">
      <style:paragraph-properties fo:margin-left="0in" fo:margin-right="0in" fo:text-indent="0.4917in" style:auto-text-indent="false"/>
      <style:text-properties style:font-name="Courier New" fo:font-size="9pt" style:font-size-asian="9pt" style:font-name-complex="Courier New1" style:font-size-complex="9pt"/>
    </style:style>
    <style:style style:name="P14" style:family="paragraph" style:parent-style-name="Standard">
      <style:text-properties style:font-name="Courier New" fo:font-size="9pt" officeooo:rsid="0016e85e" officeooo:paragraph-rsid="0016e85e" style:font-size-asian="9pt" style:font-name-complex="Courier New1" style:font-size-complex="9pt"/>
    </style:style>
    <style:style style:name="P15" style:family="paragraph" style:parent-style-name="Standard">
      <style:text-properties style:font-name="Courier New" fo:font-size="9pt" officeooo:rsid="00168e70" officeooo:paragraph-rsid="00168e70" style:font-size-asian="9pt" style:font-name-complex="Courier New1" style:font-size-complex="9pt"/>
    </style:style>
    <style:style style:name="P16" style:family="paragraph" style:parent-style-name="Standard">
      <style:text-properties style:font-name="Courier New" fo:font-size="9pt" officeooo:rsid="00181616" officeooo:paragraph-rsid="00181616" style:font-size-asian="9pt" style:font-name-complex="Courier New1" style:font-size-complex="9pt"/>
    </style:style>
    <style:style style:name="P17" style:family="paragraph" style:parent-style-name="Standard">
      <style:text-properties style:font-name="Courier New" fo:font-size="10pt" style:font-size-asian="10pt" style:font-name-complex="Courier New1" style:font-size-complex="10pt"/>
    </style:style>
    <style:style style:name="P18" style:family="paragraph" style:parent-style-name="Standard">
      <style:paragraph-properties fo:margin-left="0in" fo:margin-right="0in" fo:text-indent="0.4917in" style:auto-text-indent="false"/>
      <style:text-properties style:font-name="Courier New" fo:font-size="10pt" style:font-size-asian="10pt" style:font-name-complex="Courier New1" style:font-size-complex="10pt"/>
    </style:style>
    <style:style style:name="P19" style:family="paragraph" style:parent-style-name="Standard">
      <style:paragraph-properties fo:margin-left="0.4898in" fo:margin-right="0in" fo:text-indent="0in" style:auto-text-indent="false"/>
      <style:text-properties style:font-name-complex="Calibri2"/>
    </style:style>
    <style:style style:name="P20" style:family="paragraph" style:parent-style-name="Standard">
      <style:text-properties fo:color="#1f4d78" loext:opacity="100%" style:font-name="Calibri Light" fo:font-size="12pt" officeooo:rsid="00146f50" officeooo:paragraph-rsid="00146f50" style:font-size-asian="12pt" style:font-name-complex="Courier New1" style:font-size-complex="12pt"/>
    </style:style>
    <style:style style:name="P21" style:family="paragraph" style:parent-style-name="Standard">
      <style:text-properties fo:color="#1f4d78" loext:opacity="100%" style:font-name="Calibri Light" fo:font-size="12pt" officeooo:rsid="00146f50" officeooo:paragraph-rsid="00168e70" style:font-size-asian="12pt" style:font-name-complex="Courier New1" style:font-size-complex="12pt"/>
    </style:style>
    <style:style style:name="P2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de" fo:country="AT" officeooo:rsid="001848c1" officeooo:paragraph-rsid="001848c1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GB" officeooo:rsid="001848c1" officeooo:paragraph-rsid="001848c1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2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GB" officeooo:rsid="0019157a" officeooo:paragraph-rsid="0019157a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25" style:family="paragraph" style:parent-style-name="Standard">
      <style:text-properties style:font-name="Calibri1" fo:font-size="11pt" officeooo:rsid="0017204c" officeooo:paragraph-rsid="0016e85e" style:font-size-asian="11pt" style:font-name-complex="Courier New1" style:font-size-complex="11pt"/>
    </style:style>
    <style:style style:name="T1" style:family="text">
      <style:text-properties officeooo:rsid="00168e70"/>
    </style:style>
    <style:style style:name="T2" style:family="text">
      <style:text-properties officeooo:rsid="0017204c"/>
    </style:style>
    <style:style style:name="T3" style:family="text">
      <style:text-properties officeooo:rsid="00181616"/>
    </style:style>
    <style:style style:name="T4" style:family="text">
      <style:text-properties officeooo:rsid="001915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LGOS Programmieraufgabe 2 - Treecheck</text:h>
      <text:h text:style-name="Heading_20_2" text:outline-level="2">Methoden Dokumentation</text:h>
      <text:h text:style-name="Heading_20_3" text:outline-level="3">insertNode</text:h>
      <text:p text:style-name="Standard">Die Methode fügt einen neuen Knoten in den binären Suchbaum ein. Der erste eingefügte Knoten ist dabei der Wurzelknoten. Bei allen nachfolgenden Knoten wird folgender rekursiver Algorithmus angewendet:</text:p>
      <text:p text:style-name="P2"><text:tab/>Wenn node.key größer als parent.key</text:p>
      <text:p text:style-name="P2"><text:tab/><text:tab/>Wenn Platz frei: füge Knoten ein<text:line-break/><text:tab/><text:tab/>Ansonsten: rufe Methode erneut auf mit dem rechten Kind von parent</text:p>
      <text:p text:style-name="P2"><text:tab/>Wenn node.key kleienr als parent.key</text:p>
      <text:p text:style-name="P2"><text:tab/><text:tab/>Wenn Platz frei: füge Knoten ein<text:line-break/><text:tab/><text:tab/>Ansonsten: rufe Methode erneut auf mit dem linken Kind von parent</text:p>
      <text:p text:style-name="P2"><text:tab/>Ansonsten: doppelter Schlüssel -&gt; Abbruch</text:p>
      <text:h text:style-name="Heading_20_3" text:outline-level="3">checkAVL bzw. getBalance</text:h>
      <text:p text:style-name="Standard">Die Methoden berechnen rekursiv die Balance jedes Knotens, indem sie die maximale Tiefe (siehe getMaxDepth) des linken Teilbaumes von der des rechten Teilbaums subtrahieren. Der Balance-Faktor wird ausgegeben. Sollte, der Wert der AVL-Bedingung widersprechen (b &gt; 1 || b &lt; -1) wird jener Knoten entsprechend gekennzeichnet.</text:p>
      <text:p text:style-name="Standard">Die Rekursion ist folgendermaßen implementiert:</text:p>
      <text:p text:style-name="P1"><text:tab/>Abbruchbedingung: Knoten ist ein Blattknoten bzw. hat keine Kinder</text:p>
      <text:p text:style-name="P1"><text:tab/>Rufe rekursiv mit rechtem Teilbaum auf</text:p>
      <text:p text:style-name="P18">Rufe rekursiv mit linkem Teilbaum auf</text:p>
      <text:p text:style-name="P1"><text:tab/>Ermittle Balance-Faktor mit Hilfe der maximalen Tiefe der Teilbäume</text:p>
      <text:p text:style-name="P1"><text:tab/>Gib den Wert des Key, und dessen Balance-Faktor aus.</text:p>
      <text:h text:style-name="Heading_20_3" text:outline-level="3"/>
      <text:h text:style-name="Heading_20_3" text:outline-level="3">traverseDepth &amp; getMaxDepth</text:h>
      <text:p text:style-name="Standard">Die Methode durchsucht den gesamten Baum und ermittelt die maximale Tiefe. Die Rekursion ist folgendermaßen implementiert:</text:p>
      <text:p text:style-name="P2"><text:tab/>Abbruchbedingung: Knoten ist ein Blattknoten bzw. hat keine Kinder</text:p>
      <text:p text:style-name="P2"><text:tab/>Wenn Tiefe &gt; maximale Tiefe:</text:p>
      <text:p text:style-name="P2"><text:tab/><text:tab/>Setze maxTiefe auf Tiefe</text:p>
      <text:p text:style-name="P12">Rufe rekursiv auf mit: Tiefe + 1, maxTiefe, linkem Teilbaum</text:p>
      <text:p text:style-name="P12">Rufe rekursiv auf mit: Tiefe + 1, maxTiefe, rechtem Teilbaum</text:p>
      <text:p text:style-name="P19">Die Methode wird von der Methode getMaxDepth aufgerufen, die die Referenzen für die Tiefe und max. Tiefe übergibt.</text:p>
      <text:p text:style-name="P19">Anmerkung: Im Code wird die Tiefe nach den Rekursionsaufrufen wieder um eins verringert; das liegt daran, dass die Abbruchbedingung auf einen ungültigen Knoten prüft und quasi „einen Schritt zu weit gegangen“ ist.</text:p>
      <text:p text:style-name="P1"/>
      <text:h text:style-name="Heading_20_3" text:outline-level="3"><text:soft-page-break/>getMinMaxKey</text:h>
      <text:p text:style-name="Standard">Diese Methode sucht nach dem kleinsten und dem größtem Schlüsselwert. Zuerst hatten wir eine rekursive Version implementiert, die jeden Knoten überprüft und folgendermaßen aussieht:</text:p>
      <text:p text:style-name="P12">Parameter: &amp;mayKey, &amp;minKey, node<text:line-break/>---<text:line-break/>Abbruchbedingung: Knoten ist ein Blatt</text:p>
      <text:p text:style-name="P2"><text:tab/>Wenn node.key &gt; mayKey</text:p>
      <text:p text:style-name="P2"><text:tab/><text:tab/>Überschreibe maxKey</text:p>
      <text:p text:style-name="P2"><text:tab/>Wenn node.key &gt; minKey</text:p>
      <text:p text:style-name="P2"><text:tab/><text:tab/>Überschreibe minKey</text:p>
      <text:p text:style-name="P2"><text:tab/>Rufe Methode mit linkem Teilbaum auf</text:p>
      <text:p text:style-name="P2"><text:tab/>Rufe Methode mit rechtem Teilbaum auf</text:p>
      <text:p text:style-name="Standard">Da unsere Datenstruktur jedoch ein binärer Suchbaum ist, kann man die beiden Werte auch einfach iterativ bekommen, indem man einfach an das untere linke bzw. rechte Blatt iteriert.</text:p>
      <text:p text:style-name="P2"><text:tab/>Solange root noch ein rechtes Kind besitzt:</text:p>
      <text:p text:style-name="P2"><text:tab/><text:tab/>Geh nach rechts weiter</text:p>
      <text:p text:style-name="P2"><text:tab/>Setze maxKey auf currentNode.key</text:p>
      <text:p text:style-name="P2"><text:tab/>Setzt currentNode zurck auf root</text:p>
      <text:p text:style-name="P13">Solange root noch ein linkes Kind besitzt:</text:p>
      <text:p text:style-name="P2"><text:tab/><text:tab/>Geh nach links weiter</text:p>
      <text:p text:style-name="P2"><text:tab/>Setze minKey auf currentNode.key</text:p>
      <text:p text:style-name="P2"/>
      <text:p text:style-name="P20">getAvgKey</text:p>
      <text:p text:style-name="P10">Die Methode berechnet das arithmetische Mittel der Knoten. <text:span text:style-name="T2">Ausgehend von den Blattknoten werden die Werte an die höhere Rekursionsebene (Elternknoten) zurückgereicht und summiert. </text:span><text:span text:style-name="T1">An der Wurzel wird die Gesamtsumme durch die Knotennzahl dividiert.</text:span></text:p>
      <text:p text:style-name="P3"><text:tab/><text:span text:style-name="T1">wenn Blatt</text:span></text:p>
      <text:p text:style-name="P3"><text:tab/><text:tab/><text:span text:style-name="T1">return Wert</text:span></text:p>
      <text:p text:style-name="P3"><text:tab/><text:span text:style-name="T1">wenn Kind </text:span></text:p>
      <text:p text:style-name="P3"><text:tab/><text:tab/><text:span text:style-name="T1">Knotenanzahl erhöhen</text:span></text:p>
      <text:p text:style-name="P3"><text:tab/><text:tab/><text:span text:style-name="T1">Summe += Aufruf nach links oder rechts</text:span></text:p>
      <text:p text:style-name="P2"><text:tab/><text:span text:style-name="T1">wenn Wurzel</text:span></text:p>
      <text:p text:style-name="P2"><text:tab/><text:tab/><text:span text:style-name="T1">Summe / Knotenanzahl </text:span></text:p>
      <text:p text:style-name="P2"/>
      <text:p text:style-name="P15"/>
      <text:p text:style-name="P15"/>
      <text:p text:style-name="P15"/>
      <text:p text:style-name="P21"><text:soft-page-break/>SearchSubTree</text:p>
      <text:p text:style-name="P25">Die Methode sucht nach Teilbäumen (auch einzelne <text:span text:style-name="T4">Knoten</text:span>) innerhalb eines binären Suchbaums und gibt den Weg bis zu dem letzten gefunden Knoten zurück.</text:p>
      <text:p text:style-name="P16"><text:tab/>Parameter: MainRoot und SearchRoot</text:p>
      <text:p text:style-name="P16"><text:tab/>/*<text:span text:style-name="T4">Überprüfung der Knoten → nachrücken für weitere Knoten</text:span>*/</text:p>
      <text:p text:style-name="P16"><text:tab/>Wenn die Knoten übereinstimmen</text:p>
      <text:p text:style-name="P16"><text:tab/><text:tab/>Wenn Kind</text:p>
      <text:p text:style-name="P16"><text:tab/><text:tab/>Aufruf (MainRoot, SearchRoot-&gt; links oder rechts)</text:p>
      <text:p text:style-name="P16"><text:tab/>return true</text:p>
      <text:p text:style-name="P16"><text:tab/>/*<text:span text:style-name="T4">Suche nach dem Weg zum Knoten</text:span>*/</text:p>
      <text:p text:style-name="P4"><text:tab/><text:span text:style-name="T3">Wenn SearchRoot &gt; MainRoot</text:span></text:p>
      <text:p text:style-name="P4"><text:tab/><text:tab/><text:span text:style-name="T3">Aufruf (Mainroot rechts, SearchRoot)</text:span></text:p>
      <text:p text:style-name="P4"><text:tab/><text:span text:style-name="T3">Sonst</text:span></text:p>
      <text:p text:style-name="P4"><text:tab/><text:tab/><text:span text:style-name="T3">Aufruf (Mainroot links, SearchRoot)</text:span></text:p>
      <text:p text:style-name="P2"/>
      <text:h text:style-name="Heading_20_2" text:outline-level="2">O-Notation / Laufzeitvergleich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Methode</text:p>
          </table:table-cell>
          <table:table-cell table:style-name="Table1.A1" office:value-type="string">
            <text:p text:style-name="P6">best case</text:p>
          </table:table-cell>
          <table:table-cell table:style-name="Table1.A1" office:value-type="string">
            <text:p text:style-name="P6">avg case</text:p>
          </table:table-cell>
          <table:table-cell table:style-name="Table1.A1" office:value-type="string">
            <text:p text:style-name="P6">worst case</text:p>
          </table:table-cell>
        </table:table-row>
        <table:table-row table:style-name="Table1.1">
          <table:table-cell table:style-name="Table1.A2" office:value-type="string">
            <text:p text:style-name="P7">getMinMaxKey (recursive)</text:p>
          </table:table-cell>
          <table:table-cell table:style-name="Table1.A2" office:value-type="string">
            <text:p text:style-name="P5">O(1)</text:p>
          </table:table-cell>
          <table:table-cell table:style-name="Table1.A2" office:value-type="string">
            <text:p text:style-name="P5">O(n)</text:p>
          </table:table-cell>
          <table:table-cell table:style-name="Table1.A2" office:value-type="string">
            <text:p text:style-name="P5">O(n)</text:p>
          </table:table-cell>
        </table:table-row>
        <table:table-row table:style-name="Table1.1">
          <table:table-cell table:style-name="Table1.A2" office:value-type="string">
            <text:p text:style-name="P7">getMinMaxKey (iterativ)</text:p>
          </table:table-cell>
          <table:table-cell table:style-name="Table1.A2" office:value-type="string">
            <text:p text:style-name="P5">O(1)</text:p>
          </table:table-cell>
          <table:table-cell table:style-name="Table1.A2" office:value-type="string">
            <text:p text:style-name="P5">O(n)</text:p>
          </table:table-cell>
          <table:table-cell table:style-name="Table1.A2" office:value-type="string">
            <text:p text:style-name="P5">O(n)</text:p>
          </table:table-cell>
        </table:table-row>
        <table:table-row table:style-name="Table1.1">
          <table:table-cell table:style-name="Table1.A2" office:value-type="string">
            <text:p text:style-name="P7">traverseDepth</text:p>
          </table:table-cell>
          <table:table-cell table:style-name="Table1.A2" office:value-type="string">
            <text:p text:style-name="P5">O(1)</text:p>
          </table:table-cell>
          <table:table-cell table:style-name="Table1.A2" office:value-type="string">
            <text:p text:style-name="P5">O(n)</text:p>
          </table:table-cell>
          <table:table-cell table:style-name="Table1.A2" office:value-type="string">
            <text:p text:style-name="P5">O(n)</text:p>
          </table:table-cell>
        </table:table-row>
        <table:table-row table:style-name="Table1.1">
          <table:table-cell table:style-name="Table1.A2" office:value-type="string">
            <text:p text:style-name="P7">checkAVL</text:p>
          </table:table-cell>
          <table:table-cell table:style-name="Table1.A2" office:value-type="string">
            <text:p text:style-name="P5">O(n)</text:p>
          </table:table-cell>
          <table:table-cell table:style-name="Table1.A2" office:value-type="string">
            <text:p text:style-name="P5">O(n)</text:p>
          </table:table-cell>
          <table:table-cell table:style-name="Table1.A2" office:value-type="string">
            <text:p text:style-name="P5">O(n)</text:p>
          </table:table-cell>
        </table:table-row>
        <table:table-row table:style-name="Table1.1">
          <table:table-cell table:style-name="Table1.A2" office:value-type="string">
            <text:p text:style-name="P7">insertNode</text:p>
          </table:table-cell>
          <table:table-cell table:style-name="Table1.A2" office:value-type="string">
            <text:p text:style-name="P9">O(1) </text:p>
          </table:table-cell>
          <table:table-cell table:style-name="Table1.A2" office:value-type="string">
            <text:p text:style-name="P9">O(log n)</text:p>
          </table:table-cell>
          <table:table-cell table:style-name="Table1.A2" office:value-type="string">
            <text:p text:style-name="P5">O(n)</text:p>
          </table:table-cell>
        </table:table-row>
        <table:table-row table:style-name="Table1.1">
          <table:table-cell table:style-name="Table1.A7" office:value-type="string">
            <text:p text:style-name="P8">getAvgKey</text:p>
          </table:table-cell>
          <table:table-cell table:style-name="Table1.A7" office:value-type="string">
            <text:p text:style-name="P23">O(1)</text:p>
          </table:table-cell>
          <table:table-cell table:style-name="Table1.A7" office:value-type="string">
            <text:p text:style-name="P24">O(n)</text:p>
          </table:table-cell>
          <table:table-cell table:style-name="Table1.A7" office:value-type="string">
            <text:p text:style-name="P22">O(n)</text:p>
          </table:table-cell>
        </table:table-row>
        <table:table-row table:style-name="Table1.1">
          <table:table-cell table:style-name="Table1.A7" office:value-type="string">
            <text:p text:style-name="P8">searchSubTree</text:p>
          </table:table-cell>
          <table:table-cell table:style-name="Table1.A7" office:value-type="string">
            <text:p text:style-name="P24">O(1)</text:p>
          </table:table-cell>
          <table:table-cell table:style-name="Table1.A7" office:value-type="string">
            <text:p text:style-name="P24">O(n)</text:p>
          </table:table-cell>
          <table:table-cell table:style-name="Table1.A7" office:value-type="string">
            <text:p text:style-name="P22">O(n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de" fo:country="AT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de" fo:country="AT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de" style:country-asian="AT" style:font-name-complex="Courier New1" style:font-family-complex="'Courier New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Überschrift_20_2_20_Zchn" style:display-name="Überschrift 2 Zchn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Überschrift_20_3_20_Zchn" style:display-name="Überschrift 3 Zchn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TML_20_Vorformatiert_20_Zchn" style:display-name="HTML Vorformatiert Zchn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de" style:country-asian="AT" style:font-name-complex="Courier New1" style:font-family-complex="'Courier New'" style:font-family-generic-complex="system" style:font-pitch-complex="variable" style:font-size-complex="10pt"/>
    </style:style>
    <style:style style:name="Überschrift_20_1_20_Zchn" style:display-name="Überschrift 1 Zchn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917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SS22<text:tab/><text:tab/>Bif2C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skar Münstermann</meta:initial-creator>
    <meta:editing-cycles>10</meta:editing-cycles>
    <meta:creation-date>2022-04-26T11:13:00</meta:creation-date>
    <dc:date>2022-04-27T17:47:11.327470011</dc:date>
    <meta:editing-duration>PT19M24S</meta:editing-duration>
    <meta:generator>LibreOffice/7.2.6.2$Linux_X86_64 LibreOffice_project/20$Build-2</meta:generator>
    <meta:document-statistic meta:table-count="1" meta:image-count="0" meta:object-count="0" meta:page-count="3" meta:paragraph-count="99" meta:word-count="573" meta:character-count="3967" meta:non-whitespace-character-count="3428"/>
    <meta:user-defined meta:name="AppVersion">16.0000</meta:user-defined>
    <meta:template xlink:type="simple" xlink:actuate="onRequest" xlink:title="Normal.dotm" xlink:href=""/>
  </office:meta>
</office:document-meta>
</file>